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2.889cm"/>
    </style:style>
    <style:style style:name="Tabla1.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1" style:family="table-row">
      <style:table-row-properties style:min-row-height="2.889cm"/>
    </style:style>
    <style:style style:name="Tabla3.A1" style:family="table-cell">
      <style:table-cell-properties fo:background-color="#eeeeee"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1" style:family="table-row">
      <style:table-row-properties style:min-row-height="2.889cm"/>
    </style:style>
    <style:style style:name="Tabla2.A1" style:family="table-cell">
      <style:table-cell-properties fo:background-color="#eeeeee"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2.889cm"/>
    </style:style>
    <style:style style:name="Tabla4.A1" style:family="table-cell">
      <style:table-cell-properties fo:background-color="#eeeeee"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min-row-height="2.889cm"/>
    </style:style>
    <style:style style:name="Tabla5.A1" style:family="table-cell">
      <style:table-cell-properties fo:background-color="#eeeeee"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min-row-height="2.889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2.889cm"/>
    </style:style>
    <style:style style:name="Tabla7.A1" style:family="table-cell">
      <style:table-cell-properties fo:background-color="#eeeeee"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1" style:family="table-row">
      <style:table-row-properties style:min-row-height="2.889cm"/>
    </style:style>
    <style:style style:name="Tabla8.A1" style:family="table-cell">
      <style:table-cell-properties fo:background-color="#eeeeee"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1" style:family="table-row">
      <style:table-row-properties style:min-row-height="2.889cm"/>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min-row-height="2.889cm"/>
    </style:style>
    <style:style style:name="Tabla10.A1" style:family="table-cell">
      <style:table-cell-properties fo:background-color="#eeeeee"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2.889cm"/>
    </style:style>
    <style:style style:name="Tabla11.A1" style:family="table-cell">
      <style:table-cell-properties fo:background-color="#eeeeee"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min-row-height="2.889cm"/>
    </style:style>
    <style:style style:name="Tabla12.A1" style:family="table-cell">
      <style:table-cell-properties fo:background-color="#eeeeee"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style:min-row-height="2.889cm"/>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min-row-height="2.889cm"/>
    </style:style>
    <style:style style:name="Tabla14.A1" style:family="table-cell">
      <style:table-cell-properties fo:background-color="#eeeeee" fo:padding="0.097cm" fo:border="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2.889cm"/>
    </style:style>
    <style:style style:name="Tabla15.A1" style:family="table-cell">
      <style:table-cell-properties fo:background-color="#eeeeee" fo:padding="0.097cm" fo:border="0.05pt solid #000000">
        <style:background-image/>
      </style:table-cell-properties>
    </style:style>
    <style:style style:name="P1" style:family="paragraph" style:parent-style-name="Standard">
      <style:text-properties style:font-name="Times new roman" officeooo:paragraph-rsid="0018190e"/>
    </style:style>
    <style:style style:name="P2" style:family="paragraph" style:parent-style-name="Text_20_body">
      <style:text-properties style:font-name="Times new roman" officeooo:rsid="00189cf9" officeooo:paragraph-rsid="00189cf9"/>
    </style:style>
    <style:style style:name="P3" style:family="paragraph" style:parent-style-name="Text_20_body">
      <style:text-properties style:font-name="Times new roman" officeooo:rsid="0018d4c7" officeooo:paragraph-rsid="0018d4c7"/>
    </style:style>
    <style:style style:name="P4" style:family="paragraph" style:parent-style-name="Text_20_body">
      <style:text-properties officeooo:paragraph-rsid="0018d4c7"/>
    </style:style>
    <style:style style:name="P5" style:family="paragraph" style:parent-style-name="Standard">
      <style:text-properties officeooo:rsid="001f7a21" officeooo:paragraph-rsid="001f7a21"/>
    </style:style>
    <style:style style:name="P6" style:family="paragraph" style:parent-style-name="Standard">
      <style:text-properties officeooo:rsid="00210494" officeooo:paragraph-rsid="001f7a21"/>
    </style:style>
    <style:style style:name="P7" style:family="paragraph" style:parent-style-name="Standard">
      <style:text-properties officeooo:rsid="00210494" officeooo:paragraph-rsid="00210494"/>
    </style:style>
    <style:style style:name="P8" style:family="paragraph" style:parent-style-name="Standard">
      <style:text-properties officeooo:paragraph-rsid="00210494"/>
    </style:style>
    <style:style style:name="P9" style:family="paragraph" style:parent-style-name="Standard">
      <style:text-properties officeooo:paragraph-rsid="002107fe"/>
    </style:style>
    <style:style style:name="P10" style:family="paragraph" style:parent-style-name="Standard">
      <style:text-properties officeooo:rsid="002107fe" officeooo:paragraph-rsid="002107fe"/>
    </style:style>
    <style:style style:name="P11" style:family="paragraph" style:parent-style-name="Standard">
      <style:text-properties officeooo:paragraph-rsid="0021ce11"/>
    </style:style>
    <style:style style:name="P12" style:family="paragraph" style:parent-style-name="Standard">
      <style:text-properties officeooo:rsid="0021ce11" officeooo:paragraph-rsid="0021ce11"/>
    </style:style>
    <style:style style:name="P13" style:family="paragraph" style:parent-style-name="Standard">
      <style:text-properties officeooo:paragraph-rsid="0023ef9f"/>
    </style:style>
    <style:style style:name="P14" style:family="paragraph" style:parent-style-name="Standard">
      <style:text-properties officeooo:rsid="0023ef9f" officeooo:paragraph-rsid="0023ef9f"/>
    </style:style>
    <style:style style:name="P15" style:family="paragraph" style:parent-style-name="Text_20_body" style:list-style-name="L2">
      <style:text-properties style:font-name="Times new roman" officeooo:rsid="0018d4c7" officeooo:paragraph-rsid="0018d4c7"/>
    </style:style>
    <style:style style:name="P16" style:family="paragraph" style:parent-style-name="Text_20_body" style:list-style-name="L1">
      <style:text-properties style:font-name="Times new roman" fo:font-style="normal" officeooo:rsid="0018d4c7" officeooo:paragraph-rsid="0018d4c7" style:font-style-asian="normal" style:font-style-complex="normal"/>
    </style:style>
    <style:style style:name="P17" style:family="paragraph" style:parent-style-name="Text_20_body">
      <style:text-properties style:font-name="Times new roman" fo:font-style="normal" officeooo:rsid="0018d4c7" officeooo:paragraph-rsid="0018d4c7" style:font-style-asian="normal" style:font-style-complex="normal"/>
    </style:style>
    <style:style style:name="P18" style:family="paragraph" style:parent-style-name="Text_20_body" style:list-style-name="L2">
      <style:text-properties style:font-name="Times new roman" fo:font-style="normal" officeooo:rsid="0018d4c7" officeooo:paragraph-rsid="0018d4c7" style:font-style-asian="normal" style:font-style-complex="normal"/>
    </style:style>
    <style:style style:name="P19" style:family="paragraph" style:parent-style-name="Text_20_body" style:list-style-name="L2">
      <style:text-properties style:font-name="Times new roman" fo:font-style="normal" officeooo:rsid="001f674a" officeooo:paragraph-rsid="001f674a" style:font-style-asian="normal" style:font-style-complex="normal"/>
    </style:style>
    <style:style style:name="P20" style:family="paragraph" style:parent-style-name="Text_20_body">
      <style:text-properties style:font-name="Times new roman" fo:font-style="normal" officeooo:rsid="001f674a" officeooo:paragraph-rsid="0018d4c7" style:font-style-asian="normal" style:font-style-complex="normal"/>
    </style:style>
    <style:style style:name="P21" style:family="paragraph" style:parent-style-name="Text_20_body">
      <style:text-properties style:font-name="Times new roman" officeooo:rsid="00189cf9" officeooo:paragraph-rsid="00189cf9"/>
    </style:style>
    <style:style style:name="P22" style:family="paragraph" style:parent-style-name="Text_20_body">
      <style:text-properties officeooo:rsid="001f674a" officeooo:paragraph-rsid="001f674a"/>
    </style:style>
    <style:style style:name="P23" style:family="paragraph" style:parent-style-name="Text_20_body">
      <style:text-properties officeooo:rsid="001f7a21" officeooo:paragraph-rsid="001f7a21"/>
    </style:style>
    <style:style style:name="P24" style:family="paragraph" style:parent-style-name="Text_20_body">
      <style:text-properties officeooo:rsid="00210494" officeooo:paragraph-rsid="00210494"/>
    </style:style>
    <style:style style:name="P25" style:family="paragraph" style:parent-style-name="Text_20_body">
      <style:text-properties officeooo:rsid="0021ce11" officeooo:paragraph-rsid="0021ce11"/>
    </style:style>
    <style:style style:name="P26" style:family="paragraph" style:parent-style-name="Text_20_body">
      <style:text-properties officeooo:rsid="00220447" officeooo:paragraph-rsid="00220447"/>
    </style:style>
    <style:style style:name="P27" style:family="paragraph" style:parent-style-name="Text_20_body">
      <style:text-properties officeooo:rsid="0023ef9f" officeooo:paragraph-rsid="0023ef9f"/>
    </style:style>
    <style:style style:name="P28" style:family="paragraph" style:parent-style-name="Text_20_body">
      <style:paragraph-properties fo:margin-top="0cm" fo:margin-bottom="0.101cm" loext:contextual-spacing="false"/>
      <style:text-properties style:font-name="Arial" fo:font-size="9pt" officeooo:rsid="001f7a21" officeooo:paragraph-rsid="001f7a21" style:font-size-asian="9pt" style:font-size-complex="9pt"/>
    </style:style>
    <style:style style:name="P29" style:family="paragraph" style:parent-style-name="Text_20_body">
      <style:paragraph-properties fo:margin-top="0cm" fo:margin-bottom="0.101cm" loext:contextual-spacing="false"/>
      <style:text-properties style:font-name="Arial" fo:font-size="9pt" officeooo:rsid="001f674a" officeooo:paragraph-rsid="001f674a" fo:background-color="transparent" style:font-size-asian="9pt" style:font-size-complex="9pt"/>
    </style:style>
    <style:style style:name="P30" style:family="paragraph" style:parent-style-name="Text_20_body">
      <style:paragraph-properties fo:margin-top="0cm" fo:margin-bottom="0.101cm" loext:contextual-spacing="false"/>
      <style:text-properties style:font-name="Arial" fo:font-size="9pt" officeooo:rsid="001f674a" officeooo:paragraph-rsid="001f7a21" fo:background-color="transparent" style:font-size-asian="9pt" style:font-size-complex="9pt"/>
    </style:style>
    <style:style style:name="P31" style:family="paragraph" style:parent-style-name="Text_20_body">
      <style:paragraph-properties fo:margin-top="0cm" fo:margin-bottom="0.101cm" loext:contextual-spacing="false"/>
      <style:text-properties style:font-name="Arial" fo:font-size="9pt" officeooo:rsid="001f7a21" officeooo:paragraph-rsid="001f7a21" fo:background-color="transparent" style:font-size-asian="9pt" style:font-size-complex="9pt"/>
    </style:style>
    <style:style style:name="P32" style:family="paragraph" style:parent-style-name="Text_20_body">
      <style:paragraph-properties fo:margin-top="0cm" fo:margin-bottom="0.101cm" loext:contextual-spacing="false"/>
      <style:text-properties style:font-name="Arial" fo:font-size="9pt" officeooo:rsid="00210494" officeooo:paragraph-rsid="00210494" fo:background-color="transparent" style:font-size-asian="9pt" style:font-size-complex="9pt"/>
    </style:style>
    <style:style style:name="P33" style:family="paragraph" style:parent-style-name="Text_20_body">
      <style:paragraph-properties fo:margin-top="0cm" fo:margin-bottom="0.101cm" loext:contextual-spacing="false"/>
      <style:text-properties style:font-name="Arial" fo:font-size="9pt" officeooo:rsid="002107fe" officeooo:paragraph-rsid="002107fe" fo:background-color="transparent" style:font-size-asian="9pt" style:font-size-complex="9pt"/>
    </style:style>
    <style:style style:name="P34" style:family="paragraph" style:parent-style-name="Text_20_body">
      <style:paragraph-properties fo:margin-top="0cm" fo:margin-bottom="0.101cm" loext:contextual-spacing="false"/>
      <style:text-properties style:font-name="Arial" fo:font-size="9pt" officeooo:rsid="0021ce11" officeooo:paragraph-rsid="0021ce11" fo:background-color="transparent" style:font-size-asian="9pt" style:font-size-complex="9pt"/>
    </style:style>
    <style:style style:name="P35" style:family="paragraph" style:parent-style-name="Text_20_body">
      <style:paragraph-properties fo:margin-top="0cm" fo:margin-bottom="0.101cm" loext:contextual-spacing="false"/>
      <style:text-properties style:font-name="Arial" fo:font-size="9pt" officeooo:rsid="0023ef9f" officeooo:paragraph-rsid="0023ef9f" fo:background-color="transparent" style:font-size-asian="9pt" style:font-size-complex="9pt"/>
    </style:style>
    <style:style style:name="P36" style:family="paragraph" style:parent-style-name="Heading_20_2">
      <style:text-properties style:font-name="Times new roman" style:text-underline-style="solid" style:text-underline-width="auto" style:text-underline-color="font-color"/>
    </style:style>
    <style:style style:name="P37" style:family="paragraph" style:parent-style-name="Heading_20_2">
      <style:text-properties officeooo:rsid="00220447" officeooo:paragraph-rsid="00220447"/>
    </style:style>
    <style:style style:name="P38" style:family="paragraph" style:parent-style-name="Heading_20_4">
      <style:text-properties officeooo:rsid="001f674a" officeooo:paragraph-rsid="001f674a"/>
    </style:style>
    <style:style style:name="P39" style:family="paragraph" style:parent-style-name="Heading_20_4">
      <style:text-properties officeooo:rsid="001f7a21" officeooo:paragraph-rsid="001f7a21"/>
    </style:style>
    <style:style style:name="P40" style:family="paragraph" style:parent-style-name="Heading_20_4">
      <style:text-properties officeooo:rsid="00210494" officeooo:paragraph-rsid="00210494"/>
    </style:style>
    <style:style style:name="P41" style:family="paragraph" style:parent-style-name="Heading_20_4">
      <style:text-properties officeooo:rsid="0021ce11" officeooo:paragraph-rsid="0021ce11"/>
    </style:style>
    <style:style style:name="T1" style:family="text">
      <style:text-properties officeooo:rsid="0018190e"/>
    </style:style>
    <style:style style:name="T2" style:family="text">
      <style:text-properties fo:font-weight="bold" style:font-weight-asian="bold" style:font-weight-complex="bold"/>
    </style:style>
    <style:style style:name="T3" style:family="text">
      <style:text-properties fo:font-weight="bold" officeooo:rsid="0018190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9cf9" style:font-weight-asian="normal" style:font-weight-complex="normal"/>
    </style:style>
    <style:style style:name="T6" style:family="text">
      <style:text-properties fo:font-weight="normal" officeooo:rsid="0018190e" style:font-weight-asian="normal" style:font-weight-complex="normal"/>
    </style:style>
    <style:style style:name="T7" style:family="text">
      <style:text-properties fo:font-weight="normal" officeooo:rsid="00210494"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f674a"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officeooo:rsid="00189cf9"/>
    </style:style>
    <style:style style:name="T14" style:family="text">
      <style:text-properties style:font-name="Times new roman" fo:font-style="italic" officeooo:rsid="00189cf9" style:font-style-asian="italic" style:font-style-complex="italic"/>
    </style:style>
    <style:style style:name="T15" style:family="text">
      <style:text-properties style:font-name="Times new roman" fo:font-style="normal" officeooo:rsid="00189cf9" style:font-style-asian="normal" style:font-style-complex="normal"/>
    </style:style>
    <style:style style:name="T16" style:family="text">
      <style:text-properties officeooo:rsid="001f674a"/>
    </style:style>
    <style:style style:name="T17" style:family="text">
      <style:text-properties officeooo:rsid="002204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áctica de aprendizaje supervisado</text:h>
      <text:p text:style-name="P1"/>
      <text:p text:style-name="P1"><text:span text:style-name="T1">La opción elegida es la </text:span><text:span text:style-name="T3">opción 1</text:span><text:span text:style-name="T6"> sobre </text:span><text:span text:style-name="T5">la campaña de marketing del banco portugués. Para realizare </text:span><text:span text:style-name="T7">e</text:span><text:span text:style-name="T5">sta práctica se ha utilizado un entorno de Python 3.5 y las librerías numpy y sklearn.</text:span></text:p>
      <text:h text:style-name="P36" text:outline-level="2"/>
      <text:h text:style-name="Heading_20_2" text:outline-level="2">Clasificación binaria sobre la compra</text:h>
      <text:p text:style-name="P4"><text:span text:style-name="T13">El flujo completo se encuentra en </text:span><text:span text:style-name="T14">predice_compra.py</text:span><text:span text:style-name="T15">. </text:span></text:p>
      <text:h text:style-name="Heading_20_3" text:outline-level="3">Metodología</text:h>
      <text:p text:style-name="Text_20_body">Para elaborar un predictor sobre si un cliente realizará una compra o no, se han cargado en primera estancia todos los datos proporcionados (tanto variables categóricas como lineales). Para ello se ha usado la función <text:span text:style-name="T8">loadtxt </text:span><text:span text:style-name="T9">que proporciona numpy, usado los argumentos </text:span><text:span text:style-name="T8">delimiters </text:span><text:span text:style-name="T9">y </text:span><text:span text:style-name="T8">converters </text:span><text:span text:style-name="T9">para eliminar respectivamente los separadores y las comillas.</text:span></text:p>
      <text:p text:style-name="P2"><text:span text:style-name="T9">La mezcla (</text:span><text:span text:style-name="T8">np.random.shuffle</text:span><text:span text:style-name="T9">) se ha realizado por si el dataset no se hubiera muestreado de forma aleatoria, lo cual podría tener un efecto en el entrenamiento.</text:span></text:p>
      <text:p text:style-name="P2"><text:span text:style-name="T9">Las variables categóricas se han codificado usando el método </text:span><text:span text:style-name="T8">LabelBinarizer</text:span><text:span text:style-name="T9"> que proporciona </text:span><text:span text:style-name="T8">sklearn</text:span><text:span text:style-name="T9">, lo cual nos facilita el paso de crear un diccionario de conversión de categorías a enteros, y de enteros a vectores </text:span><text:span text:style-name="T8">one-hot</text:span><text:span text:style-name="T9">. Se guarda las instancias debido a que si en un futuro se quisieran predecir muestras desconocidas, se deberán transformar los datos de la misma manera.</text:span></text:p>
      <text:p text:style-name="P2"><text:span text:style-name="T9">Separamos train y test set (no importa hacerlo tras la transformación de las variables categóricas, porque no transforma el significado de los datos). No separamos un set de validación porque vamos a usar </text:span><text:span text:style-name="T8">cross-validation </text:span><text:span text:style-name="T10">para la optimización de hiperparámetros</text:span><text:span text:style-name="T9">.</text:span></text:p>
      <text:h text:style-name="P38" text:outline-level="4">Función loss</text:h>
      <text:p text:style-name="P22">Para medir una estimación de lo bien que funcionan nuestros modelos se ha realizado una función personalizada. De partida, la clase destino está muy desproporcionada, de forma que hay muchos más casos de <text:span text:style-name="T2">no compra</text:span><text:span text:style-name="T4"> que de </text:span><text:span text:style-name="T2">sí compra</text:span><text:span text:style-name="T4">. Es por ello que un estimador por defecto probablemente nos daría buena puntuación con predecirlo todo a </text:span><text:span text:style-name="T2">no compra</text:span><text:span text:style-name="T4">. Por ello, nuestro estimador mide la cantidad de fallos concretamente en los casos de </text:span><text:span text:style-name="T2">sí compra</text:span><text:span text:style-name="T4">.</text:span></text:p>
      <text:p text:style-name="P29"><text:span text:style-name="T4"/></text:p>
      <table:table table:name="Tabla1" table:style-name="Tabla1">
        <table:table-column table:style-name="Tabla1.A"/>
        <table:table-row table:style-name="Tabla1.1">
          <table:table-cell table:style-name="Tabla1.A1" office:value-type="string">
            <text:p text:style-name="P29"><text:span text:style-name="T4">def loss_func(y, y_pred):</text:span></text:p>
            <text:p text:style-name="P29"><text:span text:style-name="T4"><text:s text:c="4"/>indices_yes = np.argwhere(y.ravel()=='yes').ravel()</text:span></text:p>
            <text:p text:style-name="P29"><text:span text:style-name="T4"><text:s text:c="4"/>predichos_yes = y_pred[indices_yes]</text:span></text:p>
            <text:p text:style-name="P29"><text:span text:style-name="T4"><text:s text:c="4"/>error = np.sum(predichos_yes=='no') / predichos_yes.shape[0]</text:span></text:p>
            <text:p text:style-name="P29"><text:span text:style-name="T4"><text:s text:c="4"/>return np.log(1 + error)</text:span></text:p>
          </table:table-cell>
        </table:table-row>
      </table:table>
      <text:p text:style-name="P29"><text:span text:style-name="T4"/></text:p>
      <text:h text:style-name="P38" text:outline-level="4"><text:soft-page-break/>Búsqueda de hiperparámetros</text:h>
      <text:p text:style-name="P3"><text:span text:style-name="T8">Cross-validation</text:span><text:span text:style-name="T9"> es un método que permite tunear hiperparámetros asociados a la selección de características así como de los modelos empleados, sin necesitar un set de validación. Funciona fragmentando el trainset en varias partes iguales, y obteniendo un </text:span><text:span text:style-name="T8">score</text:span><text:span text:style-name="T9"> para cada fragmento habiendo sido entrenado el modelo con el resto de los fragmentos. En nuestro caso en particular, hemos fragmentado en 5 el trainset.</text:span></text:p>
      <text:p text:style-name="P3"><text:span text:style-name="T9">Para la búsqueda de hiperparámetros óptimos se ha utilizado búsqueda por gradilla (Grid Search) para cada uno de los modelos. Los modelos empleados han sido: </text:span><text:span text:style-name="T11">regresión logística, vector de máquina de soporte (SVC), perceptrón multicapa (MLP) y árbol de decisiones</text:span><text:span text:style-name="T12">.</text:span></text:p>
      <text:p text:style-name="P3"><text:span text:style-name="T10">Se ha probado cada</text:span><text:span text:style-name="T9"> uno de los modelos </text:span><text:span text:style-name="T10">acoplado a un procesamiento previo de los datos</text:span><text:span text:style-name="T9"> (</text:span><text:span text:style-name="T10">mediante un </text:span><text:span text:style-name="T8">pipeline</text:span><text:span text:style-name="T9">):</text:span></text:p>
      <text:list xml:id="list528074963641889685" text:style-name="L1">
        <text:list-item>
          <text:p text:style-name="P16">Un filtrado de varianza (nos interesa que las variables independientes varíen, sino, no sirven para clasificar nada).</text:p>
        </text:list-item>
        <text:list-item>
          <text:p text:style-name="P16">Un análisis de componentes principales (PCA; lo cual permite reducir variables redundantes o linealmente separables, fusionándolas).</text:p>
        </text:list-item>
        <text:list-item>
          <text:p text:style-name="P16">SelectKBest, que selecciona las variables dependientes más correlacionadas a la variable dependiente.</text:p>
        </text:list-item>
      </text:list>
      <text:p text:style-name="P3"><text:span text:style-name="T9">Estos </text:span><text:span text:style-name="T8">pipelines</text:span><text:span text:style-name="T9"> se han introducido como argumento de </text:span><text:span text:style-name="T8">GridSearchCV</text:span><text:span text:style-name="T9"> para realizar el tuneado de hiperparámetros. Los hiperparámetros se han definido y pasado a la misma función con el argumento </text:span><text:span text:style-name="T8">param_grid</text:span><text:span text:style-name="T9">. </text:span></text:p>
      <text:p text:style-name="P17">Los parámetros optimizados han sido:</text:p>
      <text:list xml:id="list6860347887586928368" text:style-name="L2">
        <text:list-item>
          <text:p text:style-name="P18">Umbral de varianza </text:p>
        </text:list-item>
        <text:list-item>
          <text:p text:style-name="P15"><text:span text:style-name="T9">Número de clases tras PCA </text:span></text:p>
        </text:list-item>
        <text:list-item>
          <text:p text:style-name="P15"><text:span text:style-name="T9">K-best </text:span></text:p>
        </text:list-item>
        <text:list-item>
          <text:p text:style-name="P18">‘C’ <text:s/><text:span text:style-name="T16">(SVC)</text:span></text:p>
        </text:list-item>
        <text:list-item>
          <text:p text:style-name="P19">Kernel (SVC)</text:p>
        </text:list-item>
        <text:list-item>
          <text:p text:style-name="P18">Número de capas ocultas (<text:span text:style-name="T16">MLP</text:span>)</text:p>
        </text:list-item>
        <text:list-item>
          <text:p text:style-name="P19">Solver (MLP)</text:p>
        </text:list-item>
        <text:list-item>
          <text:p text:style-name="P19">max_iter (MLP)</text:p>
        </text:list-item>
      </text:list>
      <text:p text:style-name="P20"><text:line-break/>Se han probado estos parámetros por separado y en conjunto en el dataset reducido (bank.csv), como se describe en los resultados.</text:p>
      <text:p text:style-name="P17"/>
      <text:h text:style-name="Heading_20_3" text:outline-level="3"><text:soft-page-break/>Resultados</text:h>
      <text:h text:style-name="P39" text:outline-level="4">Procesamiento de datos</text:h>
      <text:p text:style-name="P23">Utilizando el dataset reducido (de una décima parte de bank-full.csv), y tras desglosar las variables categóricas en sus respectivos vectores one-hot, los datasets quedaron así:</text:p>
      <table:table table:name="Tabla3" table:style-name="Tabla3">
        <table:table-column table:style-name="Tabla3.A"/>
        <table:table-row table:style-name="Tabla3.1">
          <table:table-cell table:style-name="Tabla3.A1" office:value-type="string">
            <text:p text:style-name="P28">Shape del dataset (x): (4521, 16)</text:p>
            <text:p text:style-name="P28">Shape del dataset (y): (4521,)</text:p>
            <text:p text:style-name="P28">Shape del dataset codificado (x): (4521, 68)</text:p>
            <text:p text:style-name="P28"/>
            <text:p text:style-name="P28">Shape del trainset (x): (3390, 68)</text:p>
            <text:p text:style-name="P28">Shape del trainset (y): (3390, 1)</text:p>
            <text:p text:style-name="P28">Shape del testset (x): (1131, 68)</text:p>
            <text:p text:style-name="P28">Shape del testset (y): (1131, 1)</text:p>
          </table:table-cell>
        </table:table-row>
      </table:table>
      <text:h text:style-name="P39" text:outline-level="4"/>
      <text:h text:style-name="P39" text:outline-level="4">Regresión logística</text:h>
      <text:p text:style-name="P23">La regresión logística sin ningún tipo de ingeniería de <text:span text:style-name="T8">features</text:span><text:span text:style-name="T9">, da un porcentaje de éxito de entorno al 54%:</text:span></text:p>
      <table:table table:name="Tabla2" table:style-name="Tabla2">
        <table:table-column table:style-name="Tabla2.A"/>
        <table:table-row table:style-name="Tabla2.1">
          <table:table-cell table:style-name="Tabla2.A1" office:value-type="string">
            <text:p text:style-name="P31"><text:span text:style-name="T4">================================================================================</text:span></text:p>
            <text:p text:style-name="P31"><text:span text:style-name="T4">= Regresión logística</text:span></text:p>
            <text:p text:style-name="P31"><text:span text:style-name="T4">================================================================================</text:span></text:p>
            <text:p text:style-name="P31"><text:span text:style-name="T4">Score 0.5382577557744169 para params {}</text:span></text:p>
            <text:p text:style-name="P31"><text:span text:style-name="T4"/></text:p>
            <text:p text:style-name="P31"><text:span text:style-name="T4">Eficacia Reg. log. (test set): 54.02%</text:span></text:p>
          </table:table-cell>
        </table:table-row>
      </table:table>
      <text:p text:style-name="P30"><text:span text:style-name="T12"/></text:p>
      <text:p text:style-name="P23"><text:span text:style-name="T9">Tras descartar los datos poco variantes, que añaden ruido a un modelo que no sabe lidiar bien con él (como ése, la regresión logística), se comprueba que alcanzando un umbral de en torno a 0.25, se mejora la predicción hasta el 60% o un poco más.</text:span></text:p>
      <table:table table:name="Tabla4" table:style-name="Tabla4">
        <table:table-column table:style-name="Tabla4.A"/>
        <table:table-row table:style-name="Tabla4.1">
          <table:table-cell table:style-name="Tabla4.A1" office:value-type="string">
            <text:p text:style-name="P31"><text:span text:style-name="T4">================================================================================</text:span></text:p>
            <text:p text:style-name="P31"><text:span text:style-name="T4">= Regresión logística</text:span></text:p>
            <text:p text:style-name="P31"><text:span text:style-name="T4">================================================================================</text:span></text:p>
            <text:p text:style-name="P31"><text:span text:style-name="T4">Score 0.5635295260847413 para params {'filtra_varianza__threshold': 0.1}</text:span></text:p>
            <text:p text:style-name="P31"><text:span text:style-name="T4">Score 0.5751728900072164 para params {'filtra_varianza__threshold': 0.15}</text:span></text:p>
            <text:p text:style-name="P31"><text:span text:style-name="T4">Score 0.5808534404639165 para params {'filtra_varianza__threshold': 0.2}</text:span></text:p>
            <text:p text:style-name="P31"><text:span text:style-name="T4">Score 0.6003934032958538 para params {'filtra_varianza__threshold': 0.25}</text:span></text:p>
            <text:p text:style-name="P31"><text:span text:style-name="T4">Score 0.6003934032958538 para params {'filtra_varianza__threshold': 0.3}</text:span></text:p>
            <text:p text:style-name="P31"><text:span text:style-name="T4"/></text:p>
            <text:p text:style-name="P31"><text:span text:style-name="T4">Eficacia Reg. log. (test set): 62.27%</text:span></text:p>
          </table:table-cell>
        </table:table-row>
      </table:table>
      <text:p text:style-name="P30"><text:span text:style-name="T12"/></text:p>
      <text:p text:style-name="P23">El análisis de componentes principales nos mejora aun más la predicción, alcanzando un óptimo con una sola variable en torno al 69%:</text:p>
      <text:p text:style-name="P23"/>
      <text:p text:style-name="P23"/>
      <text:p text:style-name="P23"><text:soft-page-break/></text:p>
      <table:table table:name="Tabla5" table:style-name="Tabla5">
        <table:table-column table:style-name="Tabla5.A"/>
        <table:table-row table:style-name="Tabla5.1">
          <table:table-cell table:style-name="Tabla5.A1" office:value-type="string">
            <text:p text:style-name="P31"><text:span text:style-name="T4">================================================================================</text:span></text:p>
            <text:p text:style-name="P31"><text:span text:style-name="T4">= Regresión logística</text:span></text:p>
            <text:p text:style-name="P31"><text:span text:style-name="T4">================================================================================</text:span></text:p>
            <text:p text:style-name="P31"><text:span text:style-name="T4">Score 0.6931471805599453 para params {'reduce_dim__n_components': 1}</text:span></text:p>
            <text:p text:style-name="P31"><text:span text:style-name="T4">Score 0.6051223608205002 para params {'reduce_dim__n_components': 5}</text:span></text:p>
            <text:p text:style-name="P31"><text:span text:style-name="T4">Score 0.5870355350559714 para params {'reduce_dim__n_components': 10}</text:span></text:p>
            <text:p text:style-name="P31"><text:span text:style-name="T4">Score 0.5656155116897452 para params {'reduce_dim__n_components': 30}</text:span></text:p>
            <text:p text:style-name="P31"><text:span text:style-name="T4">Score 0.5320142960431854 para params {'reduce_dim__n_components': 60}</text:span></text:p>
            <text:p text:style-name="P31"><text:span text:style-name="T4"/></text:p>
            <text:p text:style-name="P31"><text:span text:style-name="T4">Eficacia Reg. log. (test set): 69.31%</text:span></text:p>
          </table:table-cell>
        </table:table-row>
      </table:table>
      <text:p text:style-name="P5"/>
      <text:p text:style-name="P6"/>
      <text:p text:style-name="P7">La selección de características por si sola también tiende a encontrar mejores resultados con una sola variable independiente, aunque peores que realizando un PCA.</text:p>
      <text:p text:style-name="P7"/>
      <table:table table:name="Tabla6" table:style-name="Tabla6">
        <table:table-column table:style-name="Tabla6.A"/>
        <table:table-row table:style-name="Tabla6.1">
          <table:table-cell table:style-name="Tabla6.A1" office:value-type="string">
            <text:p text:style-name="P32"><text:span text:style-name="T4">================================================================================</text:span></text:p>
            <text:p text:style-name="P32"><text:span text:style-name="T4">= Regresión logística</text:span></text:p>
            <text:p text:style-name="P32"><text:span text:style-name="T4">================================================================================</text:span></text:p>
            <text:p text:style-name="P32"><text:span text:style-name="T4">Score 0.6091170712614596 para params {'selectkbest__k': 1}</text:span></text:p>
            <text:p text:style-name="P32"><text:span text:style-name="T4">Score 0.5823536787451259 para params {'selectkbest__k': 3}</text:span></text:p>
            <text:p text:style-name="P32"><text:span text:style-name="T4">Score 0.5794801155128158 para params {'selectkbest__k': 5}</text:span></text:p>
            <text:p text:style-name="P32"><text:span text:style-name="T4">Score 0.5749061943327121 para params {'selectkbest__k': 20}</text:span></text:p>
            <text:p text:style-name="P32"><text:span text:style-name="T4">Score 0.5704575999077168 para params {'selectkbest__k': 40}</text:span></text:p>
            <text:p text:style-name="P32"><text:span text:style-name="T4"/></text:p>
            <text:p text:style-name="P32"><text:span text:style-name="T4">Eficacia Reg. log. (test set): 61.31%</text:span></text:p>
          </table:table-cell>
        </table:table-row>
      </table:table>
      <text:p text:style-name="P8"/>
      <text:h text:style-name="P40" text:outline-level="4">SVC</text:h>
      <text:p text:style-name="P24"><text:span text:style-name="T9">SVM es muy sensible a la magnitud de los datos, por lo que siempre añadimos una fase previa de normalización en el rango [-1,1].</text:span></text:p>
      <text:p text:style-name="P24"><text:span text:style-name="T9">La implementación SVC de SVM, con el kernel linear, y sin más procesamiento de datos, da una eficacia peor que la regresión logística con PCA.</text:span></text:p>
      <table:table table:name="Tabla7" table:style-name="Tabla7">
        <table:table-column table:style-name="Tabla7.A"/>
        <table:table-row table:style-name="Tabla7.1">
          <table:table-cell table:style-name="Tabla7.A1" office:value-type="string">
            <text:p text:style-name="P32"><text:span text:style-name="T4">================================================================================</text:span></text:p>
            <text:p text:style-name="P32"><text:span text:style-name="T4">= SVC</text:span></text:p>
            <text:p text:style-name="P32"><text:span text:style-name="T4">================================================================================</text:span></text:p>
            <text:p text:style-name="P32"><text:span text:style-name="T4">Score 0.6464306359688353 para params {'SVC__C': 0.01, 'SVC__kernel': 'linear'}</text:span></text:p>
            <text:p text:style-name="P32"><text:span text:style-name="T4"/></text:p>
            <text:p text:style-name="P32"><text:span text:style-name="T4">Eficacia SVC (test set): 63.06%</text:span></text:p>
          </table:table-cell>
        </table:table-row>
      </table:table>
      <text:p text:style-name="P8"/>
      <text:p text:style-name="P7">Aunque si combinamos este clasificador lineal con PCA, da un resultado muy parecido (~69%):</text:p>
      <text:p text:style-name="P8"/>
      <table:table table:name="Tabla8" table:style-name="Tabla8">
        <table:table-column table:style-name="Tabla8.A"/>
        <text:soft-page-break/>
        <table:table-row table:style-name="Tabla8.1">
          <table:table-cell table:style-name="Tabla8.A1" office:value-type="string">
            <text:p text:style-name="P32"><text:span text:style-name="T4">================================================================================</text:span></text:p>
            <text:p text:style-name="P32"><text:span text:style-name="T4">= SVC</text:span></text:p>
            <text:p text:style-name="P32"><text:span text:style-name="T4">================================================================================</text:span></text:p>
            <text:p text:style-name="P32"><text:span text:style-name="T4">Score 0.6931471805599453 para params {'SVC__C': 0.01, 'reduce_dim__n_components': 1, 'SVC__kernel': 'linear'}</text:span></text:p>
            <text:p text:style-name="P32"><text:span text:style-name="T4">Score 0.6931471805599453 para params {'SVC__C': 0.01, 'reduce_dim__n_components': 5, 'SVC__kernel': 'linear'}</text:span></text:p>
            <text:p text:style-name="P32"><text:span text:style-name="T4"/></text:p>
            <text:p text:style-name="P32"><text:span text:style-name="T4">Score 0.6931471805599453 para params {'SVC__C': 0.01, 'reduce_dim__n_components': 10, 'SVC__kernel': 'linear'}</text:span></text:p>
            <text:p text:style-name="P32"><text:span text:style-name="T4">Score 0.6931471805599453 para params {'SVC__C': 0.01, 'reduce_dim__n_components': 20, 'SVC__kernel': 'linear'}</text:span></text:p>
            <text:p text:style-name="P32"><text:span text:style-name="T4">Score 0.6931471805599453 para params {'SVC__C': 0.01, 'reduce_dim__n_components': 30, 'SVC__kernel': 'linear'}</text:span></text:p>
            <text:p text:style-name="P32"><text:span text:style-name="T4"/></text:p>
            <text:p text:style-name="P32"><text:span text:style-name="T4">Eficacia SVC (test set): 69.31%</text:span></text:p>
          </table:table-cell>
        </table:table-row>
      </table:table>
      <text:p text:style-name="P8"/>
      <text:p text:style-name="P7">Si comparamos la eficacia de SVC con un kernel que proyecta los datos a una dimensionalidad superior, entonces sin PCA y con el kernel RBF, se obtiene una eficacia similar (~69%):</text:p>
      <text:p text:style-name="P8"/>
      <table:table table:name="Tabla9" table:style-name="Tabla9">
        <table:table-column table:style-name="Tabla9.A"/>
        <table:table-row table:style-name="Tabla9.1">
          <table:table-cell table:style-name="Tabla9.A1" office:value-type="string">
            <text:p text:style-name="P32"><text:span text:style-name="T4">================================================================================</text:span></text:p>
            <text:p text:style-name="P32"><text:span text:style-name="T4">= SVC</text:span></text:p>
            <text:p text:style-name="P32"><text:span text:style-name="T4">================================================================================</text:span></text:p>
            <text:p text:style-name="P32"><text:span text:style-name="T4">Score 0.6116793357578073 para params {'SVC__kernel': 'linear', 'SVC__C': 0.01}</text:span></text:p>
            <text:p text:style-name="P32"><text:span text:style-name="T4">Score 0.6931471805599453 para params {'SVC__kernel': 'rbf', 'SVC__C': 0.01}</text:span></text:p>
            <text:p text:style-name="P32"><text:span text:style-name="T4"/></text:p>
            <text:p text:style-name="P32"><text:span text:style-name="T4">Eficacia SVC (test set): 69.31%</text:span></text:p>
          </table:table-cell>
        </table:table-row>
      </table:table>
      <text:p text:style-name="P8"/>
      <text:p text:style-name="P10">SVC también es muy sensible en este caso al parámetro C, el cual por ejemplo es mucho mejor para C=0.01 que para C=10.</text:p>
      <text:p text:style-name="P9"/>
      <table:table table:name="Tabla10" table:style-name="Tabla10">
        <table:table-column table:style-name="Tabla10.A"/>
        <table:table-row table:style-name="Tabla10.1">
          <table:table-cell table:style-name="Tabla10.A1" office:value-type="string">
            <text:p text:style-name="P33"><text:span text:style-name="T4">================================================================================</text:span></text:p>
            <text:p text:style-name="P33"><text:span text:style-name="T4">= SVC</text:span></text:p>
            <text:p text:style-name="P33"><text:span text:style-name="T4">================================================================================</text:span></text:p>
            <text:p text:style-name="P33"><text:span text:style-name="T4">Score 0.6931471805599453 para params {'SVC__C': 0.01, 'SVC__kernel': 'rbf'}</text:span></text:p>
            <text:p text:style-name="P33"><text:span text:style-name="T4">Score 0.5954086073781236 para params {'SVC__C': 10, 'SVC__kernel': 'rbf'}</text:span></text:p>
            <text:p text:style-name="P33"/>
            <text:p text:style-name="P33"><text:span text:style-name="T4">Eficacia SVC (test set): 69.31%</text:span></text:p>
          </table:table-cell>
        </table:table-row>
      </table:table>
      <text:p text:style-name="P9"/>
      <text:h text:style-name="P41" text:outline-level="4">Perceptrón multicapa</text:h>
      <text:p text:style-name="P25">Los resultados siguientes nos revelan que la mejor eficacia se obtiene con el solver ‘LBFGS’, y con un número más bien pequeño de neuronas en nuestro modelo con una capa oculta. De nuevo, alcanzamos eficacia de en torno al 69% (sin haber usado PCA, k-best, ni filtro de varianza).</text:p>
      <table:table table:name="Tabla11" table:style-name="Tabla11">
        <table:table-column table:style-name="Tabla11.A"/>
        <table:table-row table:style-name="Tabla11.1">
          <table:table-cell table:style-name="Tabla11.A1" office:value-type="string">
            <text:p text:style-name="P34"><text:span text:style-name="T4">================================================================================</text:span></text:p>
            <text:p text:style-name="P34"><text:span text:style-name="T4">= MLP</text:span></text:p>
            <text:p text:style-name="P34"><text:span text:style-name="T4">================================================================================</text:span></text:p>
            <text:p text:style-name="P34"><text:span text:style-name="T4">Score 0.6880186944372777 para params {'MLP__max_iter': 1000, 'MLP__hidden_layer_sizes': (5,), 'MLP__solver': 'lbfgs'}</text:span></text:p>
            <text:p text:style-name="P34"><text:span text:style-name="T4">Score 0.6260114563445743 para params {'MLP__max_iter': 1000, 'MLP__hidden_layer_sizes': (5,), 'MLP__solver': 'adam'}</text:span></text:p>
            <text:p text:style-name="P34"><text:span text:style-name="T4">Score 0.6518238053399923 para params {'MLP__max_iter': 5000, 'MLP__hidden_layer_sizes': (5,), 'MLP__solver': </text:span><text:soft-page-break/><text:span text:style-name="T4">'lbfgs'}</text:span></text:p>
            <text:p text:style-name="P34"><text:span text:style-name="T4">Score 0.598270847771949 para params {'MLP__max_iter': 5000, 'MLP__hidden_layer_sizes': (5,), 'MLP__solver': 'adam'}</text:span></text:p>
            <text:p text:style-name="P34"><text:span text:style-name="T4">Score 0.6179046662949639 para params {'MLP__max_iter': 10000, 'MLP__hidden_layer_sizes': (5,), 'MLP__solver': 'lbfgs'}</text:span></text:p>
            <text:p text:style-name="P34"><text:span text:style-name="T4">Score 0.6146647795148734 para params {'MLP__max_iter': 10000, 'MLP__hidden_layer_sizes': (5,), 'MLP__solver': 'adam'}</text:span></text:p>
            <text:p text:style-name="P34"><text:span text:style-name="T4">Score 0.6261270835320032 para params {'MLP__max_iter': 1000, 'MLP__hidden_layer_sizes': (15,), 'MLP__solver': 'lbfgs'}</text:span></text:p>
            <text:p text:style-name="P34"><text:span text:style-name="T4">Score 0.6008754710062708 para params {'MLP__max_iter': 1000, 'MLP__hidden_layer_sizes': (15,), 'MLP__solver': 'adam'}</text:span></text:p>
            <text:p text:style-name="P34"><text:span text:style-name="T4">Score 0.6549850136261707 para params {'MLP__max_iter': 5000, 'MLP__hidden_layer_sizes': (15,), 'MLP__solver': 'lbfgs'}</text:span></text:p>
            <text:p text:style-name="P34"><text:span text:style-name="T4">Score 0.6288932296404071 para params {'MLP__max_iter': 5000, 'MLP__hidden_layer_sizes': (15,), 'MLP__solver': 'adam'}</text:span></text:p>
            <text:p text:style-name="P34"><text:span text:style-name="T4">Score 0.551813126406069 para params {'MLP__max_iter': 10000, 'MLP__hidden_layer_sizes': (15,), 'MLP__solver': 'lbfgs'}</text:span></text:p>
            <text:p text:style-name="P34"><text:span text:style-name="T4">Score 0.5755238483652313 para params {'MLP__max_iter': 10000, 'MLP__hidden_layer_sizes': (15,), 'MLP__solver': 'adam'}</text:span></text:p>
            <text:p text:style-name="P34"><text:span text:style-name="T4">Score 0.6301942121824653 para params {'MLP__max_iter': 1000, 'MLP__hidden_layer_sizes': (30,), 'MLP__solver': 'lbfgs'}</text:span></text:p>
            <text:p text:style-name="P34"><text:span text:style-name="T4">Score 0.5709586087008097 para params {'MLP__max_iter': 1000, 'MLP__hidden_layer_sizes': (30,), 'MLP__solver': 'adam'}</text:span></text:p>
            <text:p text:style-name="P34"><text:span text:style-name="T4">Score 0.5402460008116934 para params {'MLP__max_iter': 5000, 'MLP__hidden_layer_sizes': (30,), 'MLP__solver': 'lbfgs'}</text:span></text:p>
            <text:p text:style-name="P34"><text:span text:style-name="T4">Score 0.4906279332072881 para params {'MLP__max_iter': 5000, 'MLP__hidden_layer_sizes': (30,), 'MLP__solver': 'adam'}</text:span></text:p>
            <text:p text:style-name="P34"><text:span text:style-name="T4">Score 0.6345740886733547 para params {'MLP__max_iter': 10000, 'MLP__hidden_layer_sizes': (30,), 'MLP__solver': 'lbfgs'}</text:span></text:p>
            <text:p text:style-name="P34"><text:span text:style-name="T4">Score 0.5355938157508633 para params {'MLP__max_iter': 10000, 'MLP__hidden_layer_sizes': (30,), 'MLP__solver': 'adam'}</text:span></text:p>
            <text:p text:style-name="P34"><text:span text:style-name="T4"/></text:p>
            <text:p text:style-name="P34"><text:span text:style-name="T4">Eficacia MLP (test set): 69.31%</text:span></text:p>
          </table:table-cell>
        </table:table-row>
      </table:table>
      <text:p text:style-name="P11"/>
      <text:h text:style-name="P41" text:outline-level="4">Árbol de decisiones</text:h>
      <text:p text:style-name="P12">Si usamos SelectKBest previamente, parece que funciona de forma similar o quizá un poco mejor que la regresión logística en el test set.</text:p>
      <text:p text:style-name="P11"/>
      <table:table table:name="Tabla12" table:style-name="Tabla12">
        <table:table-column table:style-name="Tabla12.A"/>
        <table:table-row table:style-name="Tabla12.1">
          <table:table-cell table:style-name="Tabla12.A1" office:value-type="string">
            <text:p text:style-name="P34"><text:span text:style-name="T4">================================================================================</text:span></text:p>
            <text:p text:style-name="P34"><text:span text:style-name="T4">= Árbol de decisiones</text:span></text:p>
            <text:p text:style-name="P34"><text:span text:style-name="T4">================================================================================</text:span></text:p>
            <text:p text:style-name="P34"><text:span text:style-name="T4">Score 0.5986599281084419 para params {'selectkbest__k': 1}</text:span></text:p>
            <text:p text:style-name="P34"><text:span text:style-name="T4">Score 0.5172824334913678 para params {'selectkbest__k': 3}</text:span></text:p>
            <text:p text:style-name="P34"><text:span text:style-name="T4">Score 0.5053178194076846 para params {'selectkbest__k': 5}</text:span></text:p>
            <text:p text:style-name="P34"><text:span text:style-name="T4"/></text:p>
            <text:p text:style-name="P34"><text:span text:style-name="T4">Eficacia árbol decisiones (test set): 64.44%</text:span></text:p>
          </table:table-cell>
        </table:table-row>
      </table:table>
      <text:p text:style-name="P11"/>
      <text:p text:style-name="P12">Los resultados con PCA son similares:</text:p>
      <table:table table:name="Tabla13" table:style-name="Tabla13">
        <table:table-column table:style-name="Tabla13.A"/>
        <text:soft-page-break/>
        <table:table-row table:style-name="Tabla13.1">
          <table:table-cell table:style-name="Tabla13.A1" office:value-type="string">
            <text:p text:style-name="P34"><text:span text:style-name="T4">================================================================================</text:span></text:p>
            <text:p text:style-name="P34"><text:span text:style-name="T4">= Árbol de decisiones</text:span></text:p>
            <text:p text:style-name="P34"><text:span text:style-name="T4">================================================================================</text:span></text:p>
            <text:p text:style-name="P34"><text:span text:style-name="T4">Score 0.6281695334243906 para params {'reduce_dim__n_components': 1}</text:span></text:p>
            <text:p text:style-name="P34"><text:span text:style-name="T4">Score 0.5631440475730192 para params {'reduce_dim__n_components': 2}</text:span></text:p>
            <text:p text:style-name="P34"><text:span text:style-name="T4">Score 0.522434406152697 para params {'reduce_dim__n_components': 3}</text:span></text:p>
            <text:p text:style-name="P34"><text:span text:style-name="T4">Score 0.5012408364174361 para params {'reduce_dim__n_components': 4}</text:span></text:p>
            <text:p text:style-name="P34"><text:span text:style-name="T4"/></text:p>
            <text:p text:style-name="P34"><text:span text:style-name="T4">Eficacia árbol decisiones (test set): 62.2%</text:span></text:p>
          </table:table-cell>
        </table:table-row>
      </table:table>
      <text:p text:style-name="P11"/>
      <text:h text:style-name="P41" text:outline-level="4">Interpretación de los datos <text:span text:style-name="T17">y modelos</text:span></text:h>
      <text:p text:style-name="P26">Los modelos de predicción lineales sin PCA previo muestran predecir con menos éxito que si se emplea PCA previo en el modelo lineal o bien un modelo que soporta dinámicas no lineales. Puesto que PCA no proyecta los datos a una dimensionalidad superior sino que simplemente reduce datos linealmente separables, esta mejora (hasta ~69% en el test set) no se debe a que en los datos subyazca una dinámica no lineal, sino a que tanto el uso de PCA como de uno de los modelos mencionados, son capaces de lidiar con el ruido que suponen las variables independientes redundantes o linealmente separables.</text:p>
      <text:p text:style-name="P26"/>
      <text:p text:style-name="P26"/>
      <text:h text:style-name="P37" text:outline-level="2">Regresión de la edad</text:h>
      <text:p text:style-name="P27">Se han utilizado dos modelos de regresión para estimar la edad del cliente a partir de los demás parámetros: <text:span text:style-name="T2">regresión lineal</text:span><text:span text:style-name="T4">, y </text:span><text:span text:style-name="T2">perceptrón multicapa</text:span><text:span text:style-name="T4">. El código empleado está en el archivo predice_edad.py</text:span></text:p>
      <text:p text:style-name="P27">Se ha usado R² para estimar la correlación, siendo peor cuanto más baja (0 es sin correlación), y mejor cuanto más cercana a 1 (completa correlación). </text:p>
      <text:p text:style-name="P14">Los resultados de ambos modelos indican que hay una correlación R² de ~0,40 entre la edad y los demás parámetros, y que el modelo MLP es un poco mejor que el de regresión lineal (con PCA con 30 componentes, donde hay más eficacia tal y como se muestra).</text:p>
      <text:p text:style-name="P14"/>
      <table:table table:name="Tabla14" table:style-name="Tabla14">
        <table:table-column table:style-name="Tabla14.A"/>
        <table:table-row table:style-name="Tabla14.1">
          <table:table-cell table:style-name="Tabla14.A1" office:value-type="string">
            <text:p text:style-name="P35"><text:span text:style-name="T4">================================================================================</text:span></text:p>
            <text:p text:style-name="P35"><text:span text:style-name="T4">= Regresión lineal</text:span></text:p>
            <text:p text:style-name="P35"><text:span text:style-name="T4">================================================================================</text:span></text:p>
            <text:p text:style-name="P35"><text:span text:style-name="T4">Score 0.003738596230808278 para params {'reduce_dim__n_components': 1}</text:span></text:p>
            <text:p text:style-name="P35"><text:span text:style-name="T4">Score 0.004430727160552838 para params {'reduce_dim__n_components': 5}</text:span></text:p>
            <text:p text:style-name="P35"><text:span text:style-name="T4">Score 0.13844704670446994 para params {'reduce_dim__n_components': 10}</text:span></text:p>
            <text:p text:style-name="P35"><text:span text:style-name="T4">Score 0.39056230774047035 para params {'reduce_dim__n_components': 30}</text:span></text:p>
            <text:p text:style-name="P35"><text:span text:style-name="T4">Score -5466115526599701.0 para params {'reduce_dim__n_components': 60}</text:span></text:p>
            <text:p text:style-name="P35"><text:span text:style-name="T4">R² sobre Reg. lin. (test set): 0.38</text:span></text:p>
          </table:table-cell>
        </table:table-row>
      </table:table>
      <text:p text:style-name="P13"/>
      <text:p text:style-name="P13"/>
      <text:p text:style-name="P13"/>
      <text:p text:style-name="P14"><text:soft-page-break/>Se probaron distintas configuraciones para este regresor, y la mejor configuración que se obtuvo fue con ‘solver’ adam y 30 neuronas en la capa intermedia.</text:p>
      <text:p text:style-name="P13"/>
      <table:table table:name="Tabla15" table:style-name="Tabla15">
        <table:table-column table:style-name="Tabla15.A"/>
        <table:table-row table:style-name="Tabla15.1">
          <table:table-cell table:style-name="Tabla15.A1" office:value-type="string">
            <text:p text:style-name="P35"><text:span text:style-name="T4">================================================================================</text:span></text:p>
            <text:p text:style-name="P35"><text:span text:style-name="T4">= MLP</text:span></text:p>
            <text:p text:style-name="P35"><text:span text:style-name="T4">================================================================================</text:span></text:p>
            <text:p text:style-name="P35"><text:span text:style-name="T4">Fitting 3 folds for each of 1 candidates, totalling 3 fits</text:span></text:p>
            <text:p text:style-name="P35"><text:span text:style-name="T4">[Parallel(n_jobs=3)]: Done <text:s text:c="2"/>3 out of <text:s text:c="2"/>3 | elapsed: <text:s text:c="3"/>1.8s finished</text:span></text:p>
            <text:p text:style-name="P35"><text:span text:style-name="T4">Score 0.407116041155117 para params {'MLP__solver': 'adam', 'MLP__hidden_layer_sizes': (30,), 'MLP__max_iter': 5000}</text:span></text:p>
            <text:p text:style-name="P35"><text:span text:style-name="T4"/></text:p>
            <text:p text:style-name="P35"><text:span text:style-name="T4">R² sobre MLP (test set): 0.43</text:spa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18:37:22.194384275</meta:creation-date>
    <dc:date>2018-05-16T17:08:01.358065901</dc:date>
    <meta:editing-duration>PT1H59M20S</meta:editing-duration>
    <meta:editing-cycles>6</meta:editing-cycles>
    <meta:generator>LibreOffice/5.1.6.2$Linux_X86_64 LibreOffice_project/10m0$Build-2</meta:generator>
    <meta:document-statistic meta:table-count="15" meta:image-count="0" meta:object-count="0" meta:page-count="8" meta:paragraph-count="178" meta:word-count="1816" meta:character-count="15325" meta:non-whitespace-character-count="13671"/>
  </office:meta>
</office:document-meta>
</file>